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ukti Narrow" fo:font-size="14pt" fo:font-weight="bold" officeooo:rsid="0001e514" officeooo:paragraph-rsid="0001e514" style:font-size-asian="12.25pt" style:font-weight-asian="bold" style:font-size-complex="14pt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Mukti Narrow" fo:font-size="14pt" fo:font-weight="bold" officeooo:rsid="0001e514" officeooo:paragraph-rsid="0001e514" style:font-size-asian="12.25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Mukti Narrow" fo:font-size="14pt" fo:font-weight="bold" officeooo:rsid="00029cbb" officeooo:paragraph-rsid="00029cbb" style:font-size-asian="12.25pt" style:font-weight-asian="bold" style:font-size-complex="14pt" style:font-weight-complex="bold"/>
    </style:style>
    <style:style style:name="P4" style:family="paragraph" style:parent-style-name="Standard" style:list-style-name="L9">
      <style:paragraph-properties fo:text-align="start" style:justify-single-word="false"/>
      <style:text-properties style:font-name="Mukti Narrow" fo:font-size="14pt" fo:font-weight="normal" officeooo:rsid="00043c5a" officeooo:paragraph-rsid="00043c5a" style:font-size-asian="12.25pt" style:font-weight-asian="normal" style:font-size-complex="14pt" style:font-weight-complex="normal"/>
    </style:style>
    <style:style style:name="P5" style:family="paragraph" style:parent-style-name="Standard" style:list-style-name="L10">
      <style:paragraph-properties fo:text-align="start" style:justify-single-word="false"/>
      <style:text-properties style:font-name="Mukti Narrow" fo:font-size="14pt" fo:font-weight="normal" officeooo:rsid="00043c5a" officeooo:paragraph-rsid="00043c5a" style:font-size-asian="12.25pt" style:font-weight-asian="normal" style:font-size-complex="14pt" style:font-weight-complex="normal"/>
    </style:style>
    <style:style style:name="P6" style:family="paragraph" style:parent-style-name="Standard" style:list-style-name="L11">
      <style:paragraph-properties fo:text-align="start" style:justify-single-word="false"/>
      <style:text-properties style:font-name="Mukti Narrow" fo:font-size="14pt" fo:font-weight="normal" officeooo:rsid="00043c5a" officeooo:paragraph-rsid="00043c5a" style:font-size-asian="12.25pt" style:font-weight-asian="normal" style:font-size-complex="14pt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01e514"/>
    </style:style>
    <style:style style:name="P8" style:family="paragraph" style:parent-style-name="Standard">
      <style:paragraph-properties fo:text-align="start" style:justify-single-word="false"/>
      <style:text-properties officeooo:rsid="0001e514" officeooo:paragraph-rsid="0001e514"/>
    </style:style>
    <style:style style:name="T1" style:family="text">
      <style:text-properties style:font-name="Mukti Narrow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Mukti Narrow" fo:font-size="14pt" fo:font-weight="normal" officeooo:rsid="0001e514" style:font-size-asian="12.25pt" style:font-weight-asian="normal" style:font-size-complex="14pt" style:font-weight-complex="normal"/>
    </style:style>
    <style:style style:name="T3" style:family="text">
      <style:text-properties officeooo:rsid="000442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dos de formas</text:p>
      <text:list xml:id="list405293113" text:style-name="L2">
        <text:list-item>
          <text:p text:style-name="P2">Input: </text:p>
        </text:list-item>
      </text:list>
      <text:list xml:id="list3443881049" text:style-name="L7">
        <text:list-item>
          <text:p text:style-name="P7"><text:span text:style-name="T2">Ritmo</text:span></text:p>
        </text:list-item>
        <text:list-item>
          <text:p text:style-name="P7"><text:span text:style-name="T2">Acordes </text:span></text:p>
        </text:list-item>
        <text:list-item>
          <text:p text:style-name="P7"><text:span text:style-name="T2">Compases</text:span></text:p>
        </text:list-item>
      </text:list>
      <text:p text:style-name="P8"><text:span text:style-name="T2">U</text:span><text:span text:style-name="T1">sar estos 3 elementos para modificarlos e irles cambiando gradualmente a través de las secciones para poder crear secciones. </text:span></text:p>
      <text:list xml:id="list223326573947460" text:continue-list="list405293113" text:style-name="L2">
        <text:list-item>
          <text:p text:style-name="P2">Reglas:</text:p>
        </text:list-item>
      </text:list>
      <text:list xml:id="list317753694" text:style-name="L9">
        <text:list-item>
          <text:p text:style-name="P4">Mantener la misma escala de ritmo para todas las sección, ejemplo ¾. </text:p>
        </text:list-item>
        <text:list-item>
          <text:p text:style-name="P4">Mantener la misma escala para los acordes para todas las secciones, ejemplo do. </text:p>
        </text:list-item>
        <text:list-item>
          <text:p text:style-name="P4">Mantener todas las secciones en 8 compases. </text:p>
        </text:list-item>
      </text:list>
      <text:list xml:id="list223326137295237" text:continue-list="list223326573947460" text:style-name="L2">
        <text:list-item>
          <text:p text:style-name="P3">Pasos:</text:p>
        </text:list-item>
      </text:list>
      <text:list xml:id="list457695033" text:style-name="L10">
        <text:list-item>
          <text:p text:style-name="P5">Generar la sección A aleatoriamente con los programas ya creados, usar esta sección como introducción. </text:p>
        </text:list-item>
        <text:list-item>
          <text:p text:style-name="P5">A partir de la sección A generar la sección B, cambiando instrumentos al azar (crear grupos de instrumentos que suenen bien juntos) Re colocando al azar los acordes tónicos, sub y dominantes<text:tab/>.</text:p>
        </text:list-item>
        <text:list-item>
          <text:p text:style-name="P5">Para la tercera sección elegir al azar entre A o B, cuando se elija la sección seleccionar si esta sección se reproducirá mas lenta o mas rapido. </text:p>
        </text:list-item>
        <text:list-item>
          <text:p text:style-name="P5">Si se selecciona A ahí acaba la composición, si se selecciona B se repite el paso anterior. </text:p>
        </text:list-item>
      </text:list>
      <text:list xml:id="list223326288337232" text:continue-list="list223326137295237" text:style-name="L2">
        <text:list-item>
          <text:p text:style-name="P3">Output:</text:p>
        </text:list-item>
      </text:list>
      <text:list xml:id="list186782221" text:style-name="L11">
        <text:list-item>
          <text:list>
            <text:list-item>
              <text:p text:style-name="P6">Arrays de como se genero cada sección.</text:p>
            </text:list-item>
            <text:list-item>
              <text:p text:style-name="P6">Nombre de los instrumentos que se usaron en cada sección.</text:p>
            </text:list-item>
            <text:list-item>
              <text:p text:style-name="P6">Composición en sonido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9:29:24.155383514</meta:creation-date>
    <dc:date>2021-09-30T22:33:24.486534770</dc:date>
    <meta:editing-duration>PT2H32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91" meta:character-count="1058" meta:non-whitespace-character-count="894"/>
  </office:meta>
</office:document-meta>
</file>